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fo:font-weight="bold" style:font-weight-asian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font-weight="bold" officeooo:rsid="00073705" officeooo:paragraph-rsid="00073705" style:font-weight-asian="bold"/>
    </style:style>
    <style:style style:name="P4" style:family="paragraph" style:parent-style-name="Standard">
      <style:text-properties fo:font-weight="bold" officeooo:rsid="00078cff" officeooo:paragraph-rsid="00078cff" style:font-weight-asian="bold"/>
    </style:style>
    <style:style style:name="P5" style:family="paragraph" style:parent-style-name="Standard">
      <style:text-properties fo:font-style="italic" fo:font-weight="bold" style:font-style-asian="italic" style:font-weight-asian="bold"/>
    </style:style>
    <style:style style:name="P6" style:family="paragraph" style:parent-style-name="Standard">
      <style:text-properties officeooo:rsid="0004d030" officeooo:paragraph-rsid="0004d030"/>
    </style:style>
    <style:style style:name="P7" style:family="paragraph" style:parent-style-name="Standard">
      <style:text-properties officeooo:rsid="000565dc" officeooo:paragraph-rsid="000565dc"/>
    </style:style>
    <style:style style:name="P8" style:family="paragraph" style:parent-style-name="Standard">
      <style:text-properties officeooo:rsid="00073705" officeooo:paragraph-rsid="00073705"/>
    </style:style>
    <style:style style:name="P9" style:family="paragraph" style:parent-style-name="Standard">
      <style:text-properties officeooo:rsid="0008b3b4" officeooo:paragraph-rsid="0008b3b4"/>
    </style:style>
    <style:style style:name="P10" style:family="paragraph" style:parent-style-name="Standard">
      <style:text-properties officeooo:rsid="0009f9f8" officeooo:paragraph-rsid="0009f9f8"/>
    </style:style>
    <style:style style:name="P11" style:family="paragraph" style:parent-style-name="Standard">
      <style:text-properties officeooo:rsid="000cc5ef" officeooo:paragraph-rsid="000cc5ef"/>
    </style:style>
    <style:style style:name="P12" style:family="paragraph" style:parent-style-name="Standard">
      <style:text-properties officeooo:rsid="000e6a32" officeooo:paragraph-rsid="000e6a32"/>
    </style:style>
    <style:style style:name="P13" style:family="paragraph" style:parent-style-name="Standard">
      <style:text-properties officeooo:rsid="000f21ed" officeooo:paragraph-rsid="000f21ed"/>
    </style:style>
    <style:style style:name="P14" style:family="paragraph" style:parent-style-name="Standard">
      <style:text-properties officeooo:rsid="000413ee" officeooo:paragraph-rsid="0016c7d3"/>
    </style:style>
    <style:style style:name="P15" style:family="paragraph" style:parent-style-name="Standard" style:master-page-name="Standard">
      <style:paragraph-properties fo:text-align="center" style:justify-single-word="false" style:page-number="1"/>
      <style:text-properties fo:color="#ff0000" fo:font-weight="bold" style:font-weight-asian="bold"/>
    </style:style>
    <style:style style:name="P16" style:family="paragraph" style:parent-style-name="Standard">
      <style:text-properties fo:font-style="italic" fo:font-weight="bold" style:font-style-asian="italic" style:font-weight-asian="bold"/>
    </style:style>
    <style:style style:name="P17" style:family="paragraph" style:parent-style-name="Standard">
      <style:text-properties fo:font-style="italic" fo:font-weight="bold" officeooo:rsid="000565dc" officeooo:paragraph-rsid="000565dc" style:font-style-asian="italic" style:font-weight-asian="bold"/>
    </style:style>
    <style:style style:name="P18" style:family="paragraph" style:parent-style-name="Standard">
      <style:text-properties fo:font-weight="bold" style:font-weight-asian="bold"/>
    </style:style>
    <style:style style:name="P19" style:family="paragraph" style:parent-style-name="Standard">
      <style:text-properties fo:font-weight="bold" officeooo:rsid="0017a9c1" officeooo:paragraph-rsid="0017a9c1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fo:font-weight="bold" officeooo:rsid="000565dc" style:font-style-asian="italic" style:font-weight-asian="bold"/>
    </style:style>
    <style:style style:name="T4" style:family="text">
      <style:text-properties fo:font-style="italic" fo:font-weight="bold" officeooo:rsid="0005bb7a" style:font-style-asian="italic" style:font-weight-asian="bold"/>
    </style:style>
    <style:style style:name="T5" style:family="text">
      <style:text-properties fo:font-style="italic" fo:font-weight="bold" officeooo:rsid="0006b4c3" style:font-style-asian="italic" style:font-weight-asian="bold"/>
    </style:style>
    <style:style style:name="T6" style:family="text">
      <style:text-properties fo:font-style="italic" fo:font-weight="bold" officeooo:rsid="00078cff" style:font-style-asian="italic" style:font-weight-asian="bold"/>
    </style:style>
    <style:style style:name="T7" style:family="text">
      <style:text-properties fo:font-style="italic" fo:font-weight="bold" officeooo:rsid="0009f9f8" style:font-style-asian="italic" style:font-weight-asian="bold"/>
    </style:style>
    <style:style style:name="T8" style:family="text">
      <style:text-properties fo:font-style="italic" fo:font-weight="bold" officeooo:rsid="000a3f4e" style:font-style-asian="italic" style:font-weight-asian="bold"/>
    </style:style>
    <style:style style:name="T9" style:family="text">
      <style:text-properties fo:font-style="italic" fo:font-weight="bold" officeooo:rsid="000bd6e6" style:font-style-asian="italic" style:font-weight-asian="bold"/>
    </style:style>
    <style:style style:name="T10" style:family="text">
      <style:text-properties fo:font-style="italic" fo:font-weight="bold" officeooo:rsid="000e457a" style:font-style-asian="italic" style:font-weight-asian="bold"/>
    </style:style>
    <style:style style:name="T11" style:family="text">
      <style:text-properties fo:font-style="italic" fo:font-weight="bold" officeooo:rsid="000f21ed" style:font-style-asian="italic" style:font-weight-asian="bold"/>
    </style:style>
    <style:style style:name="T12" style:family="text">
      <style:text-properties fo:font-style="italic" fo:font-weight="bold" officeooo:rsid="00107621" style:font-style-asian="italic" style:font-weight-asian="bold"/>
    </style:style>
    <style:style style:name="T13" style:family="text">
      <style:text-properties fo:font-style="italic" fo:font-weight="bold" officeooo:rsid="00126a78" style:font-style-asian="italic" style:font-weight-asian="bold"/>
    </style:style>
    <style:style style:name="T14" style:family="text">
      <style:text-properties officeooo:rsid="000394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DOWNLOAD THIS DOCUMENT. FILL IT IN and UPLOAD THE DOCUMENT TO iCollege (same folder where you submitted your GitHub link)</text:p>
      <text:p text:style-name="P1"/>
      <text:p text:style-name="P2">Title: <text:s/><text:span text:style-name="T14">Shad’s Proposal 2</text:span></text:p>
      <text:p text:style-name="P19">(This one is the most interesting)</text:p>
      <text:p text:style-name="Standard"/>
      <text:p text:style-name="P2"/>
      <text:p text:style-name="Standard"><text:span text:style-name="T1">Problem Statement (1 line) -- </text:span><text:span text:style-name="T2">What is the problem/challenge you are addressing?</text:span></text:p>
      <text:p text:style-name="P5"/>
      <text:p text:style-name="P6"><text:span text:style-name="T2">Tracking orientation of robot </text:span><text:span text:style-name="T3">and directional sensors while moving</text:span></text:p>
      <text:p text:style-name="P5"/>
      <text:p text:style-name="P2"/>
      <text:p text:style-name="Standard"><text:span text:style-name="T1">Goal (1-3 lines) -- </text:span><text:span text:style-name="T2">What are the aims of your project? What will you demonstrate</text:span></text:p>
      <text:p text:style-name="P5"/>
      <text:p text:style-name="P17">Aim 1: track orientation of robot using wheel and IMU history</text:p>
      <text:p text:style-name="P7"><text:span text:style-name="T2">Aim 2: track/</text:span><text:span text:style-name="T8">set</text:span><text:span text:style-name="T2"> orientation of sensor using orientation of robot and servo state<text:line-break/></text:span><text:span text:style-name="T4">Aim 3: </text:span><text:span text:style-name="T5">estimate wheel slippage by difference between wheel and IMU history</text:span></text:p>
      <text:p text:style-name="P8"><text:span text:style-name="T5">S</text:span><text:span text:style-name="T2">tretch Goal 1: Weak dead reconing by wheel history</text:span></text:p>
      <text:p text:style-name="P8"><text:span text:style-name="T2">Stretch Goal 2: </text:span><text:span text:style-name="T6">Pointing</text:span><text:span text:style-name="T2"> sensor to fixed position while moving</text:span></text:p>
      <text:p text:style-name="P2"/>
      <text:p text:style-name="P3">Demonstration: Turning to correct orientation on a slippery surface</text:p>
      <text:p text:style-name="P4">Stretch Demo: Camera pointing at target while moving around it</text:p>
      <text:p text:style-name="P2"/>
      <text:p text:style-name="P2"/>
      <text:p text:style-name="Standard"><text:span text:style-name="T1">Approach (short paragraph) -- </text:span><text:span text:style-name="T2">what is your strategy for solving the problem or achieving the goal?</text:span></text:p>
      <text:p text:style-name="P5"/>
      <text:p text:style-name="P9"><text:span text:style-name="T2">Aim 1: use IMU history to get low-error compass reading </text:span><text:span text:style-name="T7">when still, offset past readings according to wheel history when turning</text:span></text:p>
      <text:p text:style-name="P10"><text:span text:style-name="T2">Aim 2: </text:span><text:span text:style-name="T8">track orientation of sensor by Aim 1 + servo state; lock orientation by continuously adjusting servo state </text:span><text:span text:style-name="T9">against body rotation</text:span></text:p>
      <text:p text:style-name="P11"><text:span text:style-name="T9">A</text:span><text:span text:style-name="T2">im 3: </text:span><text:span text:style-name="T10">basically find the difference in expected orientation using only wheels or only compass</text:span></text:p>
      <text:p text:style-name="P12"><text:span text:style-name="T10">S</text:span><text:span text:style-name="T2">tretch Goal 1: </text:span><text:span text:style-name="T11">just track changes in position according to wheel motion and orientation</text:span></text:p>
      <text:p text:style-name="P13"><text:span text:style-name="T11">S</text:span><text:span text:style-name="T2">tretch Goal 2: </text:span><text:span text:style-name="T12">use </text:span><text:span text:style-name="T13">position and orientation tracking to fine vector to target, and aim sensor accordingly</text:span></text:p>
      <text:p text:style-name="P5"/>
      <text:p text:style-name="P5"/>
      <text:p text:style-name="P2">Tentative timeline </text:p>
      <text:p text:style-name="P2">(FORMAT: task, # of days) </text:p>
      <text:p text:style-name="P2"/>
      <text:p text:style-name="P14">I’ve learned I can’t do this sort of thing on a schedule. <text:s/>Sorr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MacOSX_X86_64 LibreOffice_project/1ec314fa52f458adc18c4f025c545a4e8b22c159</meta:generator>
    <dc:date>2019-10-23T23:50:42.822103699</dc:date>
    <meta:editing-duration>PT10M12S</meta:editing-duration>
    <meta:editing-cycles>3</meta:editing-cycles>
    <meta:document-statistic meta:table-count="0" meta:image-count="0" meta:object-count="0" meta:page-count="1" meta:paragraph-count="21" meta:word-count="265" meta:character-count="1623" meta:non-whitespace-character-count="1375"/>
  </office:meta>
</office:document-meta>
</file>